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9000000239C3ED7E8720FCBAD.png" manifest:media-type="image/png"/>
  <manifest:file-entry manifest:full-path="Pictures/100000000000034900000028D8AB278BB514334F.png" manifest:media-type="image/png"/>
  <manifest:file-entry manifest:full-path="Pictures/100000000000035E000000A58E5658B754D3606B.png" manifest:media-type="image/png"/>
  <manifest:file-entry manifest:full-path="Pictures/100000000000033A000000A2ABFD921E5DA70062.png" manifest:media-type="image/png"/>
  <manifest:file-entry manifest:full-path="Pictures/100000000000038F00000191BE79FFCD66EF8A82.png" manifest:media-type="image/png"/>
  <manifest:file-entry manifest:full-path="Pictures/10000000000003B9000003958B6A3DC1989ED0D4.png" manifest:media-type="image/png"/>
  <manifest:file-entry manifest:full-path="Pictures/10000000000003B9000003B43D2FDCD50B9D27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rtualHost Configuracion</text:p>
      <text:p text:style-name="Text_20_body"/>
      <text:p text:style-name="Text_20_body"><draw:frame draw:style-name="fr2" draw:name="Imatge1" text:anchor-type="char" svg:x="-0.192cm" svg:y="0.134cm" svg:width="17cm" svg:height="16.91cm" draw:z-index="0"><draw:image xlink:href="Pictures/10000000000003B9000003B43D2FDCD50B9D27D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draw:frame draw:style-name="fr3" draw:name="Imatge2" text:anchor-type="char" svg:width="17cm" svg:height="16.357cm" draw:z-index="1"><draw:image xlink:href="Pictures/10000000000003B9000003958B6A3DC1989ED0D4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tge3" text:anchor-type="char" svg:x="-0.335cm" svg:y="0.434cm" svg:width="17cm" svg:height="7.482cm" draw:z-index="2"><draw:image xlink:href="Pictures/100000000000038F00000191BE79FFCD66EF8A82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><draw:frame draw:style-name="fr2" draw:name="Imatge4" text:anchor-type="char" svg:x="-0.145cm" svg:y="0.399cm" svg:width="17cm" svg:height="3.334cm" draw:z-index="3"><draw:image xlink:href="Pictures/100000000000033A000000A2ABFD921E5DA70062.png" xlink:type="simple" xlink:show="embed" xlink:actuate="onLoad" draw:mime-type="image/png"/></draw:frame></text:p>
      <text:p text:style-name="Text_20_body"/>
      <text:p text:style-name="Text_20_body"><draw:frame draw:style-name="fr2" draw:name="Imatge5" text:anchor-type="char" svg:x="0cm" svg:y="0.254cm" svg:width="17cm" svg:height="3.253cm" draw:z-index="4"><draw:image xlink:href="Pictures/100000000000035E000000A58E5658B754D3606B.png" xlink:type="simple" xlink:show="embed" xlink:actuate="onLoad" draw:mime-type="image/png"/></draw:frame></text:p>
      <text:p text:style-name="Text_20_body"><draw:frame draw:style-name="fr2" draw:name="Imatge6" text:anchor-type="char" svg:x="-0.095cm" svg:y="0.194cm" svg:width="17cm" svg:height="0.808cm" draw:z-index="5"><draw:image xlink:href="Pictures/100000000000034900000028D8AB278BB514334F.png" xlink:type="simple" xlink:show="embed" xlink:actuate="onLoad" draw:mime-type="image/png"/></draw:frame></text:p>
      <text:p text:style-name="Text_20_body"/>
      <text:p text:style-name="Text_20_body"><draw:frame draw:style-name="fr1" draw:name="Imatge7" text:anchor-type="char" svg:width="17cm" svg:height="0.75cm" draw:z-index="6"><draw:image xlink:href="Pictures/1000000000000319000000239C3ED7E8720FCBAD.png" xlink:type="simple" xlink:show="embed" xlink:actuate="onLoad" draw:mime-type="image/png"/></draw:frame></text:p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2:56:55.343912482</meta:creation-date>
    <dc:date>2025-10-21T13:00:58.037642310</dc:date>
    <meta:editing-duration>PT4M3S</meta:editing-duration>
    <meta:editing-cycles>1</meta:editing-cycles>
    <meta:document-statistic meta:table-count="0" meta:image-count="7" meta:object-count="0" meta:page-count="4" meta:paragraph-count="1" meta:word-count="2" meta:character-count="25" meta:non-whitespace-character-count="24"/>
    <meta:generator>LibreOffice/7.5.6.2$Linux_X86_64 LibreOffice_project/50$Build-2</meta:generator>
  </office:meta>
</office:document-meta>
</file>